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15.875cm" style:rel-column-width="61197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/>
    </style:style>
    <style:style style:name="表37.A" style:family="table-column">
      <style:table-column-properties style:column-width="1.124cm" style:rel-column-width="4331*"/>
    </style:style>
    <style:style style:name="表37.B" style:family="table-column">
      <style:table-column-properties style:column-width="15.877cm" style:rel-column-width="6120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4cm" style:rel-column-width="4331*"/>
    </style:style>
    <style:style style:name="表38.B" style:family="table-column">
      <style:table-column-properties style:column-width="15.877cm" style:rel-column-width="61204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/>
    </style:style>
    <style:style style:name="表39.A" style:family="table-column">
      <style:table-column-properties style:column-width="1.124cm" style:rel-column-width="4331*"/>
    </style:style>
    <style:style style:name="表39.B" style:family="table-column">
      <style:table-column-properties style:column-width="15.877cm" style:rel-column-width="61204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4cm" style:rel-column-width="4331*"/>
    </style:style>
    <style:style style:name="表40.B" style:family="table-column">
      <style:table-column-properties style:column-width="15.877cm" style:rel-column-width="6120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15.875cm" style:rel-column-width="61197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.124cm" style:rel-column-width="4331*"/>
    </style:style>
    <style:style style:name="表42.B" style:family="table-column">
      <style:table-column-properties style:column-width="15.877cm" style:rel-column-width="6120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none" fo:border-top="none" fo:border-bottom="0.002cm solid #000000"/>
    </style:style>
    <style:style style:name="表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4cm" style:rel-column-width="4331*"/>
    </style:style>
    <style:style style:name="表43.B" style:family="table-column">
      <style:table-column-properties style:column-width="15.877cm" style:rel-column-width="6120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/>
    </style:style>
    <style:style style:name="表44.A" style:family="table-column">
      <style:table-column-properties style:column-width="1.124cm" style:rel-column-width="4331*"/>
    </style:style>
    <style:style style:name="表44.B" style:family="table-column">
      <style:table-column-properties style:column-width="15.877cm" style:rel-column-width="61204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4cm" style:rel-column-width="4331*"/>
    </style:style>
    <style:style style:name="表45.B" style:family="table-column">
      <style:table-column-properties style:column-width="15.877cm" style:rel-column-width="6120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3" style:family="paragraph" style:parent-style-name="Standard">
      <style:text-properties fo:color="#000000" style:font-name="times new roman" fo:font-size="14pt" style:font-size-asian="24pt" style:font-size-complex="24pt"/>
    </style:style>
    <style:style style:name="P4" style:family="paragraph" style:parent-style-name="Standard">
      <style:text-properties fo:color="#3333ff" fo:font-size="24pt" style:font-size-asian="24pt" style:font-size-complex="24pt"/>
    </style:style>
    <style:style style:name="P5" style:family="paragraph" style:parent-style-name="Standard">
      <style:text-properties fo:font-size="20pt" style:font-size-asian="20pt" style:font-size-complex="20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text-properties fo:color="#cc00cc" fo:font-size="20pt" style:font-size-asian="20pt" style:font-size-complex="20pt"/>
    </style:style>
    <style:style style:name="P8" style:family="paragraph" style:parent-style-name="Standard">
      <style:text-properties style:font-name="Arial" fo:font-size="20pt" style:font-size-asian="20pt" style:font-name-complex="Arial" style:font-size-complex="20pt"/>
    </style:style>
    <style:style style:name="P9" style:family="paragraph" style:parent-style-name="Standard">
      <style:text-properties style:font-name="Arial" fo:font-size="20pt" style:font-name-asian="Arial" style:font-size-asian="20pt" style:font-size-complex="20pt"/>
    </style:style>
    <style:style style:name="P10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1" style:family="paragraph" style:parent-style-name="Standard">
      <style:text-properties style:font-name="Arial" fo:font-size="24pt" style:font-name-asian="Arial" style:font-size-asian="24pt" style:font-size-complex="24pt"/>
    </style:style>
    <style:style style:name="P12" style:family="paragraph" style:parent-style-name="Standard">
      <style:text-properties fo:color="#993366" fo:font-size="20pt" style:font-size-asian="20pt" style:font-size-complex="20pt"/>
    </style:style>
    <style:style style:name="P13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4" style:family="paragraph" style:parent-style-name="Standard">
      <style:text-properties fo:color="#801900" fo:font-size="24pt" style:font-size-asian="24pt" style:font-size-complex="24pt"/>
    </style:style>
    <style:style style:name="P15" style:family="paragraph" style:parent-style-name="Table_20_Contents">
      <style:text-properties fo:font-size="24pt" style:font-size-asian="24pt" style:font-size-complex="24pt"/>
    </style:style>
    <style:style style:name="P16" style:family="paragraph" style:parent-style-name="Table_20_Contents">
      <style:text-properties fo:font-size="20pt" style:font-size-asian="20pt" style:font-size-complex="20pt"/>
    </style:style>
    <style:style style:name="P17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18" style:family="paragraph" style:parent-style-name="Table_20_Contents">
      <style:text-properties fo:color="#801900" fo:font-size="24pt" style:font-size-asian="24pt" style:font-size-complex="24pt"/>
    </style:style>
    <style:style style:name="P19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20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21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2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3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4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5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6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7" style:family="paragraph" style:parent-style-name="Standard">
      <style:text-properties fo:font-size="20pt" style:font-size-asian="20pt" style:font-size-complex="20pt"/>
    </style:style>
    <style:style style:name="P28" style:family="paragraph" style:parent-style-name="Standard" style:list-style-name="L2">
      <style:text-properties fo:font-size="20pt" style:font-size-asian="20pt" style:font-size-complex="20pt"/>
    </style:style>
    <style:style style:name="P29" style:family="paragraph" style:parent-style-name="Standard" style:list-style-name="L3">
      <style:text-properties fo:font-size="20pt" style:font-size-asian="20pt" style:font-size-complex="20pt"/>
    </style:style>
    <style:style style:name="P30" style:family="paragraph" style:parent-style-name="Standard" style:list-style-name="L5">
      <style:text-properties fo:font-size="20pt" style:font-size-asian="20pt" style:font-size-complex="20pt"/>
    </style:style>
    <style:style style:name="P31" style:family="paragraph" style:parent-style-name="Standard" style:list-style-name="L6">
      <style:text-properties fo:font-size="20pt" style:font-size-asian="20pt" style:font-size-complex="20pt"/>
    </style:style>
    <style:style style:name="P32" style:family="paragraph" style:parent-style-name="Standard" style:list-style-name="L8">
      <style:text-properties fo:font-size="20pt" style:font-size-asian="20pt" style:font-size-complex="20pt"/>
    </style:style>
    <style:style style:name="P33" style:family="paragraph" style:parent-style-name="Standard" style:list-style-name="L9">
      <style:text-properties fo:font-size="20pt" style:font-size-asian="20pt" style:font-size-complex="20pt"/>
    </style:style>
    <style:style style:name="P34" style:family="paragraph" style:parent-style-name="Standard" style:list-style-name="L10">
      <style:text-properties fo:font-size="20pt" style:font-size-asian="20pt" style:font-size-complex="20pt"/>
    </style:style>
    <style:style style:name="P35" style:family="paragraph" style:parent-style-name="Standard" style:list-style-name="L12">
      <style:text-properties fo:font-size="20pt" style:font-size-asian="20pt" style:font-size-complex="20pt"/>
    </style:style>
    <style:style style:name="P36" style:family="paragraph" style:parent-style-name="Standard" style:list-style-name="L15">
      <style:text-properties fo:font-size="20pt" style:font-size-asian="20pt" style:font-size-complex="20pt"/>
    </style:style>
    <style:style style:name="P37" style:family="paragraph" style:parent-style-name="Standard" style:list-style-name="L16">
      <style:text-properties fo:font-size="20pt" style:font-size-asian="20pt" style:font-size-complex="20pt"/>
    </style:style>
    <style:style style:name="P38" style:family="paragraph" style:parent-style-name="Standard" style:list-style-name="L17">
      <style:text-properties fo:font-size="20pt" style:font-size-asian="20pt" style:font-size-complex="20pt"/>
    </style:style>
    <style:style style:name="P39" style:family="paragraph" style:parent-style-name="Standard" style:list-style-name="L18">
      <style:text-properties fo:font-size="20pt" style:font-size-asian="20pt" style:font-size-complex="20pt"/>
    </style:style>
    <style:style style:name="P40" style:family="paragraph" style:parent-style-name="Standard" style:list-style-name="L19">
      <style:text-properties fo:font-size="20pt" style:font-size-asian="20pt" style:font-size-complex="20pt"/>
    </style:style>
    <style:style style:name="P41" style:family="paragraph" style:parent-style-name="Standard" style:list-style-name="L20">
      <style:text-properties fo:font-size="20pt" style:font-size-asian="20pt" style:font-size-complex="20pt"/>
    </style:style>
    <style:style style:name="P42" style:family="paragraph" style:parent-style-name="Standard" style:list-style-name="L21">
      <style:text-properties fo:font-size="20pt" style:font-size-asian="20pt" style:font-size-complex="20pt"/>
    </style:style>
    <style:style style:name="P43" style:family="paragraph" style:parent-style-name="Standard" style:list-style-name="L22">
      <style:text-properties fo:font-size="20pt" style:font-size-asian="20pt" style:font-size-complex="20pt"/>
    </style:style>
    <style:style style:name="P44" style:family="paragraph" style:parent-style-name="Standard" style:list-style-name="L23">
      <style:text-properties fo:font-size="20pt" style:font-size-asian="20pt" style:font-size-complex="20pt"/>
    </style:style>
    <style:style style:name="P45" style:family="paragraph" style:parent-style-name="Standard" style:list-style-name="L24">
      <style:text-properties fo:font-size="20pt" style:font-size-asian="20pt" style:font-size-complex="20pt"/>
    </style:style>
    <style:style style:name="P46" style:family="paragraph" style:parent-style-name="Standard" style:list-style-name="L27">
      <style:text-properties fo:font-size="20pt" style:font-size-asian="20pt" style:font-size-complex="20pt"/>
    </style:style>
    <style:style style:name="P47" style:family="paragraph" style:parent-style-name="Standard" style:list-style-name="L28">
      <style:text-properties fo:font-size="20pt" style:font-size-asian="20pt" style:font-size-complex="20pt"/>
    </style:style>
    <style:style style:name="P48" style:family="paragraph" style:parent-style-name="Standard">
      <style:text-properties fo:font-size="24pt" style:font-size-asian="24pt" style:font-size-complex="24pt"/>
    </style:style>
    <style:style style:name="P49" style:family="paragraph" style:parent-style-name="Standard" style:list-style-name="L7">
      <style:text-properties fo:font-size="24pt" style:font-size-asian="24pt" style:font-size-complex="24pt"/>
    </style:style>
    <style:style style:name="P50" style:family="paragraph" style:parent-style-name="Standard" style:list-style-name="L10">
      <style:text-properties fo:font-size="24pt" style:font-size-asian="24pt" style:font-size-complex="24pt"/>
    </style:style>
    <style:style style:name="P51" style:family="paragraph" style:parent-style-name="Standard" style:list-style-name="L19">
      <style:text-properties fo:font-size="24pt" style:font-size-asian="24pt" style:font-size-complex="24pt"/>
    </style:style>
    <style:style style:name="P52" style:family="paragraph" style:parent-style-name="Standard" style:list-style-name="L22">
      <style:text-properties fo:font-size="24pt" style:font-size-asian="24pt" style:font-size-complex="24pt"/>
    </style:style>
    <style:style style:name="P53" style:family="paragraph" style:parent-style-name="Standard" style:list-style-name="L24">
      <style:text-properties fo:font-size="24pt" style:font-size-asian="24pt" style:font-size-complex="24pt"/>
    </style:style>
    <style:style style:name="P54" style:family="paragraph" style:parent-style-name="Standard" style:list-style-name="L25">
      <style:text-properties fo:font-size="24pt" style:font-size-asian="24pt" style:font-size-complex="24pt"/>
    </style:style>
    <style:style style:name="P55" style:family="paragraph" style:parent-style-name="Standard" style:list-style-name="L26">
      <style:text-properties fo:font-size="24pt" style:font-size-asian="24pt" style:font-size-complex="24pt"/>
    </style:style>
    <style:style style:name="P56" style:family="paragraph" style:parent-style-name="Standard" style:list-style-name="L28">
      <style:text-properties fo:font-size="24pt" style:font-size-asian="24pt" style:font-size-complex="24pt"/>
    </style:style>
    <style:style style:name="P57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58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59" style:family="paragraph" style:parent-style-name="Standard" style:list-style-name="L16">
      <style:text-properties fo:color="#801900" fo:font-size="24pt" style:font-size-asian="24pt" style:font-size-complex="24pt"/>
    </style:style>
    <style:style style:name="P60" style:family="paragraph" style:parent-style-name="Standard">
      <style:text-properties fo:color="#3333ff" fo:font-size="24pt" style:font-size-asian="24pt" style:font-size-complex="24pt"/>
    </style:style>
    <style:style style:name="P61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62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63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64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65" style:family="paragraph" style:parent-style-name="Table_20_Contents">
      <style:text-properties fo:font-size="24pt" style:font-size-asian="24pt" style:font-size-complex="24pt"/>
    </style:style>
    <style:style style:name="P66" style:family="paragraph" style:parent-style-name="Table_20_Contents">
      <style:text-properties fo:font-size="20pt" style:font-size-asian="20pt" style:font-size-complex="20pt"/>
    </style:style>
    <style:style style:name="P67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8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69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70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71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72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73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74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75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76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77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78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79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80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81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82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83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84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8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7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8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9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0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1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12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13" style:family="text">
      <style:text-properties fo:color="#000000" style:font-name-complex="times new roman" style:font-size-complex="24pt" style:font-style-complex="normal" style:font-weight-complex="normal"/>
    </style:style>
    <style:style style:name="T14" style:family="text">
      <style:text-properties fo:color="#000000" style:font-name="times new roman" fo:font-size="14pt" fo:font-style="normal" fo:font-weight="normal"/>
    </style:style>
    <style:style style:name="T15" style:family="text">
      <style:text-properties fo:color="#000000" style:font-name-asian="times new roman" style:font-size-asian="14pt" style:font-style-asian="normal" style:font-weight-asian="normal"/>
    </style:style>
    <style:style style:name="T16" style:family="text">
      <style:text-properties style:font-name-complex="times new roman" style:font-size-complex="24pt" style:font-style-complex="normal" style:font-weight-complex="normal"/>
    </style:style>
    <style:style style:name="T17" style:family="text">
      <style:text-properties style:font-name-complex="times new roman" style:font-size-complex="14pt" style:font-style-complex="normal" style:font-weight-complex="normal"/>
    </style:style>
    <style:style style:name="T18" style:family="text">
      <style:text-properties style:font-name="times new roman" fo:font-size="12pt" fo:font-style="normal" fo:font-weight="normal"/>
    </style:style>
    <style:style style:name="T19" style:family="text">
      <style:text-properties style:font-name="times new roman" fo:font-size="14pt" fo:font-style="normal" fo:font-weight="normal"/>
    </style:style>
    <style:style style:name="T20" style:family="text">
      <style:text-properties style:font-name-asian="times new roman" style:font-size-asian="14pt" style:font-style-asian="normal" style:font-weight-asian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style:font-size-asian="20pt" style:language-asian="ja" style:country-asian="JP" style:font-size-complex="20pt"/>
    </style:style>
    <style:style style:name="T23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0210208_110923=================</text:p>
      <text:p text:style-name="P20">myself/ diary / XXXX</text:p>
      <text:list xml:id="list3495086648680421394" text:style-name="L1">
        <text:list-item>
          <text:p text:style-name="P67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6"/>
          </table:table-cell>
          <table:table-cell table:style-name="表1.B1" office:value-type="string">
            <text:p text:style-name="P5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5"/>
      <text:list xml:id="list2760920566146567106" text:style-name="L2">
        <text:list-item>
          <text:p text:style-name="P28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6"/>
          </table:table-cell>
          <table:table-cell table:style-name="表2.B1" office:value-type="string">
            <text:p text:style-name="P5">방 청소[Sprzątanie~pokoju.</text:p>
            <text:p text:style-name="P5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4309810" text:continue-numbering="true" text:style-name="L2">
        <text:list-item>
          <text:p text:style-name="P74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6"/>
          </table:table-cell>
          <table:table-cell table:style-name="表3.B1" office:value-type="string">
            <text:list xml:id="list8150068118658788175" text:style-name="L3">
              <text:list-item>
                <text:p text:style-name="P29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29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4299738" text:continue-list="list34309810" text:style-name="L2">
        <text:list-item>
          <text:p text:style-name="P28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5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22"/>
      <text:p text:style-name="P4">20210209_092018=================</text:p>
      <text:p text:style-name="P20">myself/ diary /20210209_092018</text:p>
      <text:list xml:id="list4779095066777828798" text:style-name="L4">
        <text:list-item>
          <text:p text:style-name="P79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6"/>
          </table:table-cell>
          <table:table-cell table:style-name="表5.B1" office:value-type="string">
            <text:p text:style-name="P6">두 마리. / 크로는 계단 옆에. 미케는 옹벽 위에. 울리고 있다. / 옹벽에게 반환. 크로는 스스로.</text:p>
          </table:table-cell>
        </table:table-row>
      </table:table>
      <text:p text:style-name="P5"/>
      <text:list xml:id="list4972057213868578997" text:style-name="L5">
        <text:list-item>
          <text:p text:style-name="P30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6"/>
          </table:table-cell>
          <table:table-cell table:style-name="表6.B1" office:value-type="string">
            <text:p text:style-name="P5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4314179" text:continue-numbering="true" text:style-name="L5">
        <text:list-item>
          <text:p text:style-name="P75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6"/>
          </table:table-cell>
          <table:table-cell table:style-name="表7.B1" office:value-type="string">
            <text:list xml:id="list7150506006758420057" text:style-name="L6">
              <text:list-item>
                <text:p text:style-name="P31">klarnet : zagrałem. ćwiczenia, nie. zagrałem sekwencję. kilka sekwencji. sekwencje z kilkom nutami.</text:p>
              </text:list-item>
              <text:list-item>
                <text:p text:style-name="P31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31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16"/>
          </table:table-cell>
          <table:table-cell table:style-name="表7.B2" office:value-type="string">
            <text:p text:style-name="P7">i played a few sequences. sequences with a few notes.</text:p>
          </table:table-cell>
        </table:table-row>
      </table:table>
      <text:list xml:id="list34305494" text:continue-list="list34314179" text:style-name="L5">
        <text:list-item>
          <text:p text:style-name="P30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5">1</text:p>
          </table:table-cell>
          <table:table-cell table:style-name="表13.B1" office:value-type="string">
            <text:p text:style-name="P10">أستخدم الملح عندما أغسل شعري.أستخدم م </text:p>
            <text:p text:style-name="P8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15"/>
          </table:table-cell>
          <table:table-cell table:style-name="表13.B2" office:value-type="string">
            <text:p text:style-name="P1"/>
          </table:table-cell>
        </table:table-row>
      </table:table>
      <text:list xml:id="list2672780731599396023" text:style-name="L7">
        <text:list-item>
          <text:p text:style-name="P49"><text:span text:style-name="T6">در مورد تحقیق </text:span><text:span text:style-name="T5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5">1</text:p>
          </table:table-cell>
          <table:table-cell table:style-name="表14.B1" office:value-type="string">
            <text:p text:style-name="P10">من شروع به خواندن یک کتاب کردم</text:p>
            <text:p text:style-name="P8">man[나는 / shuruw'a[처음 / be[in,on / xoondam[read;읽다=itta / yeek[one / ketaab / kjardam[do</text:p>
            <text:p text:style-name="P8">i started reading a book.</text:p>
          </table:table-cell>
        </table:table-row>
        <table:table-row>
          <table:table-cell table:style-name="表14.A2" office:value-type="float" office:value="2">
            <text:p text:style-name="P17">2</text:p>
          </table:table-cell>
          <table:table-cell table:style-name="表14.B2" office:value-type="string">
            <text:p text:style-name="P11">من صبحانه نمی خورم</text:p>
            <text:p text:style-name="P9">man / sopxaane[아침밥 / nemiy[아니 / chuwram[나는-먹는다</text:p>
            <text:p text:style-name="P9">i do not eat breakfast. \\\ Nie jem śniadania \\\ 나는 아침을 먹지 않는다</text:p>
            <text:p text:style-name="P9"/>
          </table:table-cell>
        </table:table-row>
      </table:table>
      <text:list xml:id="list34314853" text:continue-numbering="true" text:style-name="L7">
        <text:list-item>
          <text:p text:style-name="P58"/>
        </text:list-item>
      </text:list>
      <text:p text:style-name="P1">//20210209_102130</text:p>
      <text:p text:style-name="P1"/>
      <text:p text:style-name="P22"><text:soft-page-break/></text:p>
      <text:p text:style-name="P4">XXX=================</text:p>
      <text:p text:style-name="P21">myself/ diary / 20210211_124408</text:p>
      <text:list xml:id="list3503015343834413350" text:style-name="L8">
        <text:list-item>
          <text:p text:style-name="P80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6"/>
          </table:table-cell>
          <table:table-cell table:style-name="表16.B1" office:value-type="string">
            <text:p text:style-name="P5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16"/>
          </table:table-cell>
          <table:table-cell table:style-name="表16.B2" office:value-type="string">
            <text:p text:style-name="P5">옹벽에 돌아가기. 미케는 내가. 크로는 스스로.</text:p>
          </table:table-cell>
        </table:table-row>
      </table:table>
      <text:p text:style-name="P5"/>
      <text:list xml:id="list34320980" text:continue-numbering="true" text:style-name="L8">
        <text:list-item>
          <text:p text:style-name="P32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6"/>
          </table:table-cell>
          <table:table-cell table:style-name="表17.B1" office:value-type="string">
            <text:p text:style-name="P5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4296815" text:continue-numbering="true" text:style-name="L8">
        <text:list-item>
          <text:p text:style-name="P76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6"/>
          </table:table-cell>
          <table:table-cell table:style-name="表18.B1" office:value-type="string">
            <text:list xml:id="list5426296856490818219" text:style-name="L9">
              <text:list-item>
                <text:p text:style-name="P33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5776226399237757183" text:style-name="L10">
        <text:list-item>
          <text:p text:style-name="P34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15"/>
          </table:table-cell>
          <table:table-cell table:style-name="表19.B1" office:value-type="string">
            <text:p text:style-name="P12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10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3">astachdimu'l'kombiytira / Aindamaa / aqra'u'l'kitaba</text:p>
          </table:table-cell>
        </table:table-row>
      </table:table>
      <text:list xml:id="list34309216" text:continue-numbering="true" text:style-name="L10">
        <text:list-item>
          <text:p text:style-name="P50"><text:span text:style-name="T6">در مورد تحقیق </text:span><text:span text:style-name="T5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15"/>
          </table:table-cell>
          <table:table-cell table:style-name="表20.B1" office:value-type="string">
            <text:p text:style-name="P12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10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3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22"/>
      <text:p text:style-name="P4">XXX=================</text:p>
      <text:p text:style-name="P21">myself/ diary / 20210215_111006</text:p>
      <text:list xml:id="list292739038900753829" text:style-name="L11">
        <text:list-item>
          <text:p text:style-name="P81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6"/>
          </table:table-cell>
          <table:table-cell table:style-name="表21.B1" office:value-type="string">
            <text:p text:style-name="P5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16"/>
          </table:table-cell>
          <table:table-cell table:style-name="表21.B2" office:value-type="string">
            <text:p text:style-name="P5">옹벽으로 돌아가기. 크로는 스스로. 미케는 옹벽 앞에서 멈춰선다. / 그래서, 안아하여, 옹벽에 올렸다.</text:p>
          </table:table-cell>
        </table:table-row>
      </table:table>
      <text:p text:style-name="P5"/>
      <text:list xml:id="list1203343220267161608" text:style-name="L12">
        <text:list-item>
          <text:p text:style-name="P35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6"/>
          </table:table-cell>
          <table:table-cell table:style-name="表22.B1" office:value-type="string">
            <text:p text:style-name="P5">어떤 때 나는 기쁜 느낄까? [Kiedy się cieszę? </text:p>
            <text:p text:style-name="P5">/ 오전 중, 작업을 한다. 배가 고파온다. / 뭔가를 먹고 싶은 욕구를 느낀다. [Rano pracuję. Jestem głodny. / Mam ochotę coś zjeść.</text:p>
            <text:p text:style-name="Standard"><text:span text:style-name="T21">/ 그러나, 굳이 먹지 않다. 이윽고 11시가 가까워진다. </text:span><text:soft-page-break/><text:span text:style-name="T21">[Jednak nie odważę[我敢 się zjeść. W końcu zbliża </text:span><text:span text:style-name="T21">się[接近 godzina 11.</text:span></text:p>
            <text:p text:style-name="P5">/ 곧, 물건을 먹을 수 있다. 그렇게 생각할 때 뭔가 안심한 것을 느낀다. [Wkrótce będziesz mógł jeść. Kiedy tak myślę, czuję się bezpiecznie[안전하게.</text:p>
            <text:p text:style-name="P5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16"/>
          </table:table-cell>
          <table:table-cell table:style-name="表22.B2" office:value-type="string">
            <text:p text:style-name="P5"/>
          </table:table-cell>
        </table:table-row>
      </table:table>
      <text:list xml:id="list34307841" text:continue-list="list34296815" text:style-name="L8">
        <text:list-item>
          <text:p text:style-name="P84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3"/>
          </table:table-cell>
          <table:table-cell table:style-name="表23.B1" office:value-type="string">
            <text:list xml:id="list270402345369409764" text:style-name="L13">
              <text:list-item>
                <text:p text:style-name="P61"/>
              </text:list-item>
            </text:list>
          </table:table-cell>
        </table:table-row>
        <table:table-row>
          <table:table-cell table:style-name="表23.A2" office:value-type="string">
            <text:p text:style-name="P23"/>
          </table:table-cell>
          <table:table-cell table:style-name="表23.B2" office:value-type="string">
            <text:p text:style-name="P25"/>
          </table:table-cell>
        </table:table-row>
      </table:table>
      <text:list xml:id="list4060911436103619410" text:style-name="L14">
        <text:list-item>
          <text:p text:style-name="P62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4"/>
          </table:table-cell>
          <table:table-cell table:style-name="表24.B1" office:value-type="string">
            <text:p text:style-name="P26"/>
          </table:table-cell>
        </table:table-row>
      </table:table>
      <text:list xml:id="list34293819" text:continue-numbering="true" text:style-name="L14">
        <text:list-item>
          <text:p text:style-name="P63"><text:span text:style-name="T6">در مورد تحقیق </text:span><text:span text:style-name="T5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/>
          </table:table-cell>
          <table:table-cell table:style-name="表25.B1" office:value-type="string">
            <text:p text:style-name="P26"/>
          </table:table-cell>
        </table:table-row>
      </table:table>
      <text:p text:style-name="P26"/>
      <text:p text:style-name="P1">//20210215_110943</text:p>
      <text:p text:style-name="P1"/>
      <text:p text:style-name="P22"/>
      <text:p text:style-name="P4">XXX=================</text:p>
      <text:p text:style-name="P21">myself/ diary / 20210216_111845</text:p>
      <text:list xml:id="list34302579" text:continue-list="list34307841" text:style-name="L8">
        <text:list-item>
          <text:p text:style-name="P80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6"/>
          </table:table-cell>
          <table:table-cell table:style-name="表26.B1" office:value-type="string">
            <text:p text:style-name="P5">두 마리. 모두 옹벽 위에. 스스로 내려왔다.</text:p>
          </table:table-cell>
        </table:table-row>
      </table:table>
      <text:p text:style-name="P5"/>
      <text:list xml:id="list34295433" text:continue-numbering="true" text:style-name="L8">
        <text:list-item>
          <text:p text:style-name="P32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6"/>
          </table:table-cell>
          <table:table-cell table:style-name="表27.B1" office:value-type="string">
            <text:p text:style-name="Standard"><text:span text:style-name="T21">지금 읽고 있는 책. / 제목은 “</text:span><text:span text:style-name="T22">折りたく柴の記</text:span><text:span text:style-name="T21">”(일본어). </text:span></text:p>
            <text:p text:style-name="P5">/ 저자의 이름은 "아라이 하쿠세키". 일본의 에도시대의 사람이다. / 도쿠가와 정부에서 일했다.</text:p>
            <text:p text:style-name="P5">/ 이 책은 하쿠세키가 쓴 자서전이다.</text:p>
          </table:table-cell>
        </table:table-row>
      </table:table>
      <text:list xml:id="list34321602" text:continue-numbering="true" text:style-name="L8">
        <text:list-item>
          <text:p text:style-name="P76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16"/>
          </table:table-cell>
          <table:table-cell table:style-name="表28.B1" office:value-type="string">
            <text:list xml:id="list6668354056955830067" text:style-name="L15">
              <text:list-item>
                <text:p text:style-name="P36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7666229868855334621" text:style-name="L16">
        <text:list-item>
          <text:p text:style-name="P37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15"/>
          </table:table-cell>
          <table:table-cell table:style-name="表29.B1" office:value-type="string">
            <text:p text:style-name="P2">أول أمس، كان يوم الاحد</text:p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5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3" office:value-type="string">
            <text:p text:style-name="P2">Inageyaذهبت إلى </text:p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3" office:value-type="string">
            <text:p text:style-name="P5">dhahapta[나는 갔었다 / iilaa / Inageya</text:p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3" office:value-type="string">
            <text:p text:style-name="P2">اشتريت بعض البيض.</text:p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3" office:value-type="string">
            <text:p text:style-name="P5">ishtara'ytu[나는 샀다 / bAd^'al'ba'yd^i[약간-달걀 / </text:p>
          </table:table-cell>
        </table:table-row>
      </table:table>
      <text:list xml:id="list34321052" text:continue-numbering="true" text:style-name="L16">
        <text:list-item>
          <text:p text:style-name="P59"><text:span text:style-name="T12">در مورد تحقیق </text:span><text:span text:style-name="T11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8"/>
          </table:table-cell>
          <table:table-cell table:style-name="表30.B1" office:value-type="string">
            <text:p text:style-name="P14"/>
          </table:table-cell>
        </table:table-row>
      </table:table>
      <text:p text:style-name="P14"/>
      <text:p text:style-name="P1">//20210216_114656</text:p>
      <text:p text:style-name="P1"/>
      <text:p text:style-name="P22"/>
      <text:p text:style-name="P4">XXX=================</text:p>
      <text:p text:style-name="P21"><text:soft-page-break/>myself/ diary / XXXX</text:p>
      <text:list xml:id="list1304947218436764153" text:style-name="L17">
        <text:list-item>
          <text:p text:style-name="P82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6"/>
          </table:table-cell>
          <table:table-cell table:style-name="表31.B1" office:value-type="string">
            <text:p text:style-name="P5">두 마리. 최초 위치는 : 크로. 계단 바로 옆의 옹벽 위. 내가 계단 아래부터 평소의 옹벽 위치로 달리기 시작한 때 내 머리 위으로부터 울음 소리가 들린다. / </text:p>
            <text:p text:style-name="P5">/ 미케 : 내가 계단 근처에 있었을 때, 미케의 울음소리가 들렸다. / 머리 위에 크로를 보면서, "먹이 옹벽" 으로 달린다. </text:p>
            <text:p text:style-name="P5">/ 순간, 먹이 옹벽을 본다. 무려, 미케가 보이지 않다. / 시선을 이동하면, 무려, 미케가 지상 에 이 쪽으로 달려 오고 있다.</text:p>
          </table:table-cell>
        </table:table-row>
      </table:table>
      <text:p text:style-name="P5"/>
      <text:list xml:id="list34320307" text:continue-numbering="true" text:style-name="L17">
        <text:list-item>
          <text:p text:style-name="P38">신변의 세들로한 것에 대해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6"/>
          </table:table-cell>
          <table:table-cell table:style-name="表32.B1" office:value-type="string">
            <text:p text:style-name="P5">어제, 도서관에서 책을 빌려왔다. / 3 권. / 제목은, 예기(礼記), 서경(書経), 그리고, 근사록(近思録) 이다.</text:p>
          </table:table-cell>
        </table:table-row>
        <table:table-row>
          <table:table-cell table:style-name="表32.A2" office:value-type="string">
            <text:p text:style-name="P16"/>
          </table:table-cell>
          <table:table-cell table:style-name="表32.B2" office:value-type="string">
            <text:p text:style-name="P5">서경을 빌렸던 이유는, 이 책 자체가 목적이 아니라, 이 책의 하나 장있는 "악기(楽記)" 가 목적이다.</text:p>
          </table:table-cell>
        </table:table-row>
      </table:table>
      <text:list xml:id="list34307063" text:continue-numbering="true" text:style-name="L17">
        <text:list-item>
          <text:p text:style-name="P77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6"/>
          </table:table-cell>
          <table:table-cell table:style-name="表33.B1" office:value-type="string">
            <text:list xml:id="list9155076840924420492" text:style-name="L18">
              <text:list-item>
                <text:p text:style-name="P39">znowu, tylko shaku. / nowe rzeczy, które zacząłem wczoraj : nowe rzeczy, które zacząłem[나는 시작했다 wczoraj : szybkie działanie[동작. / co zrobiłem : sąsiednie[인접한 trzy nuty. zagrałem ich szybko z[연속해서~1 rzędu.</text:p>
              </text:list-item>
              <text:list-item>
                <text:p text:style-name="P39">o "koro" : kiedy jechałem na rowerze w drodze do parku, pomyślałem : może być, "koro", zrobię go nie więcej. / powodem jest, czy raczej, <text:soft-page-break/>rozumowanie to : potrzebowałbym innych manewrów palcami, raczej niż ruchu "koro", czyż nie? w tym momencie? / tak, później, może chciałbym dmuchać "koro". ale, teraz? przed tych innymi wyrażeniami?</text:p>
              </text:list-item>
              <text:list-item>
                <text:p text:style-name="P39">tak także, mógłbyś powiedzieć, że jeśli mogę dmuchać "koro", potem, mógłbym, także, dmuchać tych innych ruchy. więc, powienienem ćwiczyć "koro" teraz.</text:p>
              </text:list-item>
            </text:list>
          </table:table-cell>
        </table:table-row>
      </table:table>
      <text:list xml:id="list3036816412832532628" text:style-name="L19">
        <text:list-item>
          <text:p text:style-name="P40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15"/>
          </table:table-cell>
          <table:table-cell table:style-name="表34.B1" office:value-type="string">
            <text:p text:style-name="P2">candoأمس، ذهبت إلى </text:p>
          </table:table-cell>
        </table:table-row>
        <table:table-row>
          <table:table-cell table:style-name="表34.A2" office:value-type="string">
            <text:p text:style-name="P15"/>
          </table:table-cell>
          <table:table-cell table:style-name="表34.B2" office:value-type="string">
            <text:p text:style-name="P5">-</text:p>
          </table:table-cell>
        </table:table-row>
        <table:table-row>
          <table:table-cell table:style-name="表34.A2" office:value-type="string">
            <text:p text:style-name="P15"/>
          </table:table-cell>
          <table:table-cell table:style-name="表34.B2" office:value-type="string">
            <text:p text:style-name="P2">كان يوم الثلاثاء.</text:p>
          </table:table-cell>
        </table:table-row>
        <table:table-row>
          <table:table-cell table:style-name="表34.A2" office:value-type="string">
            <text:p text:style-name="P15"/>
          </table:table-cell>
          <table:table-cell table:style-name="表34.B2" office:value-type="string">
            <text:p text:style-name="P5">kaan / yawm'l'thlathaa'I화요일[</text:p>
          </table:table-cell>
        </table:table-row>
        <table:table-row>
          <table:table-cell table:style-name="表34.A2" office:value-type="string">
            <text:p text:style-name="P15"/>
          </table:table-cell>
          <table:table-cell table:style-name="表34.B2" office:value-type="string">
            <text:p text:style-name="P2">بعد التسوق، ذهبت إلى الحديقة.</text:p>
          </table:table-cell>
        </table:table-row>
        <table:table-row>
          <table:table-cell table:style-name="表34.A2" office:value-type="string">
            <text:p text:style-name="P15"/>
          </table:table-cell>
          <table:table-cell table:style-name="表34.B2" office:value-type="string">
            <text:p text:style-name="P5">baAd'al'tasawuwqi / dzahapta / iilaa'al'xadiyqati[공원</text:p>
          </table:table-cell>
        </table:table-row>
      </table:table>
      <text:list xml:id="list34313798" text:continue-numbering="true" text:style-name="L19">
        <text:list-item>
          <text:p text:style-name="P51"><text:span text:style-name="T6">در مورد تحقیق </text:span><text:span text:style-name="T5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5"/>
          </table:table-cell>
          <table:table-cell table:style-name="表35.B1" office:value-type="string">
            <text:p text:style-name="P2">دیروز ، من به فروشگاه رفتم.</text:p>
          </table:table-cell>
        </table:table-row>
        <table:table-row>
          <table:table-cell table:style-name="表35.A2" office:value-type="string">
            <text:p text:style-name="P15"/>
          </table:table-cell>
          <table:table-cell table:style-name="表35.B2" office:value-type="string">
            <text:p text:style-name="P5">diyruus[어제 / man / beh / kuruushkah / raktam[나는 갔다 ### Yesterday, I went to the store.</text:p>
          </table:table-cell>
        </table:table-row>
        <table:table-row>
          <table:table-cell table:style-name="表35.A2" office:value-type="string">
            <text:p text:style-name="P15"/>
          </table:table-cell>
          <table:table-cell table:style-name="表35.B2" office:value-type="string">
            <text:p text:style-name="P2">سه‌شنبه بود</text:p>
          </table:table-cell>
        </table:table-row>
        <table:table-row>
          <table:table-cell table:style-name="表35.A2" office:value-type="string">
            <text:p text:style-name="P15"/>
          </table:table-cell>
          <table:table-cell table:style-name="表35.B2" office:value-type="string">
            <text:p text:style-name="P5">### it was Tuesday. ### see'shanbe[화요일 / buwt[였다</text:p>
          </table:table-cell>
        </table:table-row>
      </table:table>
      <text:p text:style-name="P1"/>
      <text:p text:style-name="P1">//20210217_142640</text:p>
      <text:p text:style-name="P1"><text:soft-page-break/></text:p>
      <text:p text:style-name="P22"/>
      <text:p text:style-name="P4">XXX=================</text:p>
      <text:p text:style-name="P21">myself/ diary / XXXX</text:p>
      <text:list xml:id="list8188355976050942603" text:style-name="L20">
        <text:list-item>
          <text:p text:style-name="P83">먹이주기</text:p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16"/>
          </table:table-cell>
          <table:table-cell table:style-name="表36.B1" office:value-type="string">
            <text:p text:style-name="P5">두 마리. 머두 옹벽 위에. / 미케는 스스로 내려왔지만, 크로는 옹벽 위에 머물고 있다.</text:p>
          </table:table-cell>
        </table:table-row>
        <table:table-row>
          <table:table-cell table:style-name="表36.A2" office:value-type="string">
            <text:p text:style-name="P16"/>
          </table:table-cell>
          <table:table-cell table:style-name="表36.B2" office:value-type="string">
            <text:p text:style-name="P5">이전에도 썼는지 모릅니다만, 요즘은 미케는 페이스트를 먹은 후 크로의 곳으로 가서 크로가 먹고 있는 페이스트를 자신도 먹기 시도는 하지 않고, 자신의 장소에서 머물고, 내 쪽을 가만히 보고 있다.</text:p>
          </table:table-cell>
        </table:table-row>
      </table:table>
      <text:p text:style-name="P5"/>
      <text:list xml:id="list34319609" text:continue-numbering="true" text:style-name="L20">
        <text:list-item>
          <text:p text:style-name="P41">신변의 세들로한 것에 대해</text:p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6"/>
          </table:table-cell>
          <table:table-cell table:style-name="表37.B1" office:value-type="string">
            <text:p text:style-name="P5">화장실에 LED조명을 두고 있다. / 원래 천장에 구비되어있는 조명이 사용할 수 없기 때문. / 베선이 꺼져 있는지 스위치를 넣어도, 전구에 불이 들어오지 않다.</text:p>
          </table:table-cell>
        </table:table-row>
      </table:table>
      <text:list xml:id="list34295612" text:continue-numbering="true" text:style-name="L20">
        <text:list-item>
          <text:p text:style-name="P78">muzyka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16"/>
          </table:table-cell>
          <table:table-cell table:style-name="表38.B1" office:value-type="string">
            <text:list xml:id="list3462111036621185088" text:style-name="L21">
              <text:list-item>
                <text:p text:style-name="P42">shaku : ćwiczenia. półnuty, i ćwierćnuty. a także, "yuri" i "sa-ge". / "yuri" : ostatnio, zacząłem ćwiczyć leworęczny yuri.</text:p>
              </text:list-item>
            </text:list>
          </table:table-cell>
        </table:table-row>
        <table:table-row>
          <table:table-cell table:style-name="表38.A2" office:value-type="string">
            <text:p text:style-name="P16"/>
          </table:table-cell>
          <table:table-cell table:style-name="表38.B2" office:value-type="string">
            <text:p text:style-name="P5"/>
          </table:table-cell>
        </table:table-row>
      </table:table>
      <text:list xml:id="list917469171837672858" text:style-name="L22">
        <text:list-item>
          <text:p text:style-name="P43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5"/>
          </table:table-cell>
          <table:table-cell table:style-name="表39.B1" office:value-type="string">
            <text:p text:style-name="P2">الليلة الماضية ذهبت إلى الحديقة مرة أخرى.</text:p>
          </table:table-cell>
        </table:table-row>
        <table:table-row>
          <table:table-cell table:style-name="表39.A2" office:value-type="string">
            <text:p text:style-name="P15"/>
          </table:table-cell>
          <table:table-cell table:style-name="表39.B2" office:value-type="string">
            <text:p text:style-name="P5">last night, I went to the park, again.</text:p>
            <text:p text:style-name="P5">al'layilatu[오늘 밤'l'maad^iyatu[과거 / … / <text:soft-page-break/>mar<text:span text:style-name="T23">atan~uchraa[한번 더</text:span></text:p>
          </table:table-cell>
        </table:table-row>
        <table:table-row>
          <table:table-cell table:style-name="表39.A2" office:value-type="string">
            <text:p text:style-name="P15"/>
          </table:table-cell>
          <table:table-cell table:style-name="表39.B2" office:value-type="string">
            <text:p text:style-name="P2">أمس، كان يوم الأربعاء.</text:p>
          </table:table-cell>
        </table:table-row>
        <table:table-row>
          <table:table-cell table:style-name="表39.A2" office:value-type="string">
            <text:p text:style-name="P15"/>
          </table:table-cell>
          <table:table-cell table:style-name="表39.B2" office:value-type="string">
            <text:p text:style-name="P5"><text:span text:style-name="T23">it was Wednesday, yesterday.</text:span></text:p>
            <text:p text:style-name="P5"><text:span text:style-name="T23">ams / kaan / yawm'al'arbiAAI</text:span></text:p>
          </table:table-cell>
        </table:table-row>
      </table:table>
      <text:list xml:id="list34320335" text:continue-numbering="true" text:style-name="L22">
        <text:list-item>
          <text:p text:style-name="P52"><text:span text:style-name="T6">در مورد تحقیق </text:span><text:span text:style-name="T5">### daar[about / moored[case / txqiyq[research</text:span></text:p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5"/>
          </table:table-cell>
          <table:table-cell table:style-name="表40.B1" office:value-type="string">
            <text:p text:style-name="P2">من به پارک رفتم.</text:p>
          </table:table-cell>
        </table:table-row>
        <table:table-row>
          <table:table-cell table:style-name="表40.A2" office:value-type="string">
            <text:p text:style-name="P15"/>
          </table:table-cell>
          <table:table-cell table:style-name="表40.B2" office:value-type="string">
            <text:p text:style-name="P5">I went to the park.</text:p>
            <text:p text:style-name="P5">man / beh / paark(?) / raftam[나는 갔다</text:p>
          </table:table-cell>
        </table:table-row>
        <table:table-row>
          <table:table-cell table:style-name="表40.A2" office:value-type="string">
            <text:p text:style-name="P15"/>
          </table:table-cell>
          <table:table-cell table:style-name="表40.B2" office:value-type="string">
            <text:p text:style-name="P2">چهارشنبه بود</text:p>
          </table:table-cell>
        </table:table-row>
        <table:table-row>
          <table:table-cell table:style-name="表40.A2" office:value-type="string">
            <text:p text:style-name="P15"/>
          </table:table-cell>
          <table:table-cell table:style-name="表40.B2" office:value-type="string">
            <text:p text:style-name="P5">it was Wed<text:span text:style-name="T23">nesday.</text:span></text:p>
            <text:p text:style-name="P5"><text:span text:style-name="T23">tchahaar'shanbe / buwt</text:span></text:p>
          </table:table-cell>
        </table:table-row>
        <table:table-row>
          <table:table-cell table:style-name="表40.A2" office:value-type="string">
            <text:p text:style-name="P15"/>
          </table:table-cell>
          <table:table-cell table:style-name="表40.B2" office:value-type="string">
            <text:p text:style-name="P2">من دیروز شکلات خریدم.</text:p>
          </table:table-cell>
        </table:table-row>
        <table:table-row>
          <table:table-cell table:style-name="表40.A2" office:value-type="string">
            <text:p text:style-name="P15"/>
          </table:table-cell>
          <table:table-cell table:style-name="表40.B2" office:value-type="string">
            <text:p text:style-name="P5"><text:span text:style-name="T23">I bought chocolate yesterday.</text:span></text:p>
            <text:p text:style-name="P5"><text:span text:style-name="T23">man / diyruus[어제 / shokolaat[초콜릿 / xariydam[나는 샀다</text:span></text:p>
          </table:table-cell>
        </table:table-row>
      </table:table>
      <text:p text:style-name="P1">//20210218_140754</text:p>
      <text:p text:style-name="P1"/>
      <text:p text:style-name="P22">@@@</text:p>
      <text:p text:style-name="P4">XXX=================</text:p>
      <text:p text:style-name="P21">myself/ diary / XXXX</text:p>
      <text:list xml:id="list34310325" text:continue-list="list34321602" text:style-name="L8">
        <text:list-item>
          <text:p text:style-name="P80">먹이주기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16"/>
          </table:table-cell>
          <table:table-cell table:style-name="表41.B1" office:value-type="string">
            <text:p text:style-name="P5"/>
          </table:table-cell>
        </table:table-row>
        <table:table-row>
          <table:table-cell table:style-name="表41.A2" office:value-type="string">
            <text:p text:style-name="P16"/>
          </table:table-cell>
          <table:table-cell table:style-name="表41.B2" office:value-type="string">
            <text:p text:style-name="P5"/>
          </table:table-cell>
        </table:table-row>
      </table:table>
      <text:p text:style-name="P5"/>
      <text:list xml:id="list34298919" text:continue-numbering="true" text:style-name="L8">
        <text:list-item>
          <text:p text:style-name="P32">신변의 세들로한 것에 대해</text:p>
        </text:list-item>
      </text:list>
      <table:table table:name="表42" table:style-name="表42">
        <table:table-column table:style-name="表42.A"/>
        <table:table-column table:style-name="表42.B"/>
        <text:soft-page-break/>
        <table:table-row>
          <table:table-cell table:style-name="表42.A1" office:value-type="string">
            <text:p text:style-name="P16"/>
          </table:table-cell>
          <table:table-cell table:style-name="表42.B1" office:value-type="string">
            <text:p text:style-name="P5"/>
          </table:table-cell>
        </table:table-row>
        <table:table-row>
          <table:table-cell table:style-name="表42.A2" office:value-type="string">
            <text:p text:style-name="P16"/>
          </table:table-cell>
          <table:table-cell table:style-name="表42.B2" office:value-type="string">
            <text:p text:style-name="P5"/>
          </table:table-cell>
        </table:table-row>
      </table:table>
      <text:list xml:id="list34315681" text:continue-numbering="true" text:style-name="L8">
        <text:list-item>
          <text:p text:style-name="P76">muzyka</text:p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6"/>
          </table:table-cell>
          <table:table-cell table:style-name="表43.B1" office:value-type="string">
            <text:list xml:id="list8569008196122908223" text:style-name="L27">
              <text:list-item>
                <text:p text:style-name="P46"/>
              </text:list-item>
            </text:list>
          </table:table-cell>
        </table:table-row>
        <table:table-row>
          <table:table-cell table:style-name="表43.A2" office:value-type="string">
            <text:p text:style-name="P16"/>
          </table:table-cell>
          <table:table-cell table:style-name="表43.B2" office:value-type="string">
            <text:p text:style-name="P5"/>
          </table:table-cell>
        </table:table-row>
      </table:table>
      <text:list xml:id="list6584765604012245406" text:style-name="L28">
        <text:list-item>
          <text:p text:style-name="P47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15"/>
          </table:table-cell>
          <table:table-cell table:style-name="表44.B1" office:value-type="string">
            <text:p text:style-name="P2">aaa</text:p>
          </table:table-cell>
        </table:table-row>
        <table:table-row>
          <table:table-cell table:style-name="表44.A2" office:value-type="string">
            <text:p text:style-name="P15"/>
          </table:table-cell>
          <table:table-cell table:style-name="表44.B2" office:value-type="string">
            <text:p text:style-name="P5"/>
          </table:table-cell>
        </table:table-row>
      </table:table>
      <text:list xml:id="list34300721" text:continue-numbering="true" text:style-name="L28">
        <text:list-item>
          <text:p text:style-name="P56"><text:span text:style-name="T6">در مورد تحقیق </text:span><text:span text:style-name="T5">### daar[about / moored[case / txqiyq[research</text:span></text:p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5"/>
          </table:table-cell>
          <table:table-cell table:style-name="表45.B1" office:value-type="string">
            <text:p text:style-name="P2">aaa</text:p>
          </table:table-cell>
        </table:table-row>
        <table:table-row>
          <table:table-cell table:style-name="表45.A2" office:value-type="string">
            <text:p text:style-name="P15"/>
          </table:table-cell>
          <table:table-cell table:style-name="表45.B2" office:value-type="string">
            <text:p text:style-name="P5"/>
          </table:table-cell>
        </table:table-row>
      </table:table>
      <text:p text:style-name="P1">//</text:p>
      <text:p text:style-name="P1"/>
      <text:p text:style-name="P1"/>
      <text:p text:style-name="P1"/>
      <text:p text:style-name="P6">-------------------- TEMPLATE 20210209_091706</text:p>
      <text:p text:style-name="P4">XXX=================</text:p>
      <text:p text:style-name="P21">myself/ diary / XXXX</text:p>
      <text:list xml:id="list34307129" text:continue-list="list34315681" text:style-name="L8">
        <text:list-item>
          <text:p text:style-name="P80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6"/>
          </table:table-cell>
          <table:table-cell table:style-name="表8.B1" office:value-type="string">
            <text:p text:style-name="P5"/>
          </table:table-cell>
        </table:table-row>
        <table:table-row>
          <table:table-cell table:style-name="表8.A2" office:value-type="string">
            <text:p text:style-name="P16"/>
          </table:table-cell>
          <table:table-cell table:style-name="表8.B2" office:value-type="string">
            <text:p text:style-name="P5"/>
          </table:table-cell>
        </table:table-row>
      </table:table>
      <text:p text:style-name="P5"/>
      <text:list xml:id="list34315508" text:continue-numbering="true" text:style-name="L8">
        <text:list-item>
          <text:p text:style-name="P32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6"/>
          </table:table-cell>
          <table:table-cell table:style-name="表9.B1" office:value-type="string">
            <text:p text:style-name="P5"/>
          </table:table-cell>
        </table:table-row>
        <text:soft-page-break/>
        <table:table-row>
          <table:table-cell table:style-name="表9.A2" office:value-type="string">
            <text:p text:style-name="P16"/>
          </table:table-cell>
          <table:table-cell table:style-name="表9.B2" office:value-type="string">
            <text:p text:style-name="P5"/>
          </table:table-cell>
        </table:table-row>
      </table:table>
      <text:list xml:id="list34323587" text:continue-numbering="true" text:style-name="L8">
        <text:list-item>
          <text:p text:style-name="P76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6"/>
          </table:table-cell>
          <table:table-cell table:style-name="表10.B1" office:value-type="string">
            <text:list xml:id="list9059383359907940307" text:style-name="L23">
              <text:list-item>
                <text:p text:style-name="P44"/>
              </text:list-item>
            </text:list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5"/>
          </table:table-cell>
        </table:table-row>
      </table:table>
      <text:list xml:id="list8049106679805232420" text:style-name="L24">
        <text:list-item>
          <text:p text:style-name="P45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5"/>
          </table:table-cell>
          <table:table-cell table:style-name="表11.B1" office:value-type="string">
            <text:p text:style-name="P2">aaa</text:p>
          </table:table-cell>
        </table:table-row>
        <table:table-row>
          <table:table-cell table:style-name="表11.A2" office:value-type="string">
            <text:p text:style-name="P15"/>
          </table:table-cell>
          <table:table-cell table:style-name="表11.B2" office:value-type="string">
            <text:p text:style-name="P5"/>
          </table:table-cell>
        </table:table-row>
      </table:table>
      <text:list xml:id="list34294019" text:continue-numbering="true" text:style-name="L24">
        <text:list-item>
          <text:p text:style-name="P53"><text:span text:style-name="T6">در مورد تحقیق </text:span><text:span text:style-name="T5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15"/>
          </table:table-cell>
          <table:table-cell table:style-name="表15.B1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5"/>
          </table:table-cell>
          <table:table-cell table:style-name="表15.B2" office:value-type="string">
            <text:p text:style-name="P5"/>
          </table:table-cell>
        </table:table-row>
      </table:table>
      <text:p text:style-name="P1">//</text:p>
      <text:p text:style-name="P1"/>
      <text:p text:style-name="P1"/>
      <text:p text:style-name="P3">===========================</text:p>
      <text:p text:style-name="P19">myself/ diary / XXXX</text:p>
      <text:list xml:id="list34295987" text:continue-list="list3495086648680421394" text:style-name="L1">
        <text:list-item>
          <text:p text:style-name="P68"><text:span text:style-name="T20">먹이주기 </text:span><text:span text:style-name="T19">: </text:span><text:span text:style-name="T20">돈 </text:span><text:span text:style-name="T19">~ / </text:span><text:span text:style-name="T20">류 </text:span><text:span text:style-name="T19">~ / </text:span><text:span text:style-name="T20">두 마리 </text:span><text:span text:style-name="T19">+</text:span></text:p>
        </text:list-item>
        <text:list-item>
          <text:p text:style-name="P69">신변의 세들로한 것에 대해</text:p>
        </text:list-item>
        <text:list-item>
          <text:p text:style-name="P68"><text:span text:style-name="T19">питье'[-yoo:</text:span><text:span text:style-name="T20">마신다 </text:span><text:span text:style-name="T19">алкого'ля</text:span></text:p>
        </text:list-item>
        <text:list-item>
          <text:p text:style-name="P71">muzyka</text:p>
        </text:list-item>
        <text:list-item>
          <text:p text:style-name="P72"><text:span text:style-name="T13">عن الله</text:span><text:span text:style-name="T14">. ### AAn'laa[</text:span><text:span text:style-name="T15">신에</text:span><text:span text:style-name="T14">-</text:span><text:span text:style-name="T15">대해</text:span></text:p>
        </text:list-item>
        <text:list-item>
          <text:p text:style-name="P68"><text:span text:style-name="T16">عن الأشياء الصغيرة من حولي</text:span><text:span text:style-name="T18">. </text:span><text:span text:style-name="T19">### AAn'il'ashiyaaI[</text:span><text:span text:style-name="T20">사물에</text:span><text:span text:style-name="T19">-</text:span><text:span text:style-name="T20">대해 </text:span><text:span text:style-name="T19">/ 's^aghiyyati[</text:span><text:span text:style-name="T20">작은 </text:span><text:span text:style-name="T19">/ min-xawliy[</text:span><text:span text:style-name="T20">내</text:span><text:span text:style-name="T19">-</text:span><text:span text:style-name="T20">주위</text:span></text:p>
        </text:list-item>
        <text:list-item>
          <text:p text:style-name="P72"><text:span text:style-name="T13">در مورد تحقیق </text:span><text:span text:style-name="T14">### daar[about / moored[case / txqiyq[research</text:span></text:p>
        </text:list-item>
        <text:list-item>
          <text:p text:style-name="P70"><text:span text:style-name="T17">धर्म के। </text:span><text:span text:style-name="T19">### dharm[</text:span><text:span text:style-name="T20">종교 </text:span><text:span text:style-name="T19">/ ke[</text:span><text:span text:style-name="T20">의 </text:span><text:span text:style-name="T19">\\\ about religion</text:span></text:p>
        </text:list-item>
        <text:list-item>
          <text:p text:style-name="P73"><text:span text:style-name="T5">about miscellaneous things around me. \\\ </text:span><text:span text:style-name="T1">मेरे</text:span><text:span text:style-name="T5">[mere:my </text:span><text:span text:style-name="T1">चारों</text:span><text:span text:style-name="T5">[chaaron:</text:span><text:a xlink:type="simple" xlink:href="http://xn--wbsyb.jp/" office:target-frame-name="_blank" xlink:show="new" text:style-name="Internet_20_link" text:visited-style-name="Visited_20_Internet_20_Link"><text:span text:style-name="T10">四囲</text:span></text:a><text:a xlink:type="simple" xlink:href="http://xn--wbsyb.jp/" office:target-frame-name="_blank" xlink:show="new" text:style-name="Internet_20_link" text:visited-style-name="Visited_20_Internet_20_Link"><text:span text:style-name="T9">.jp</text:span></text:a><text:span text:style-name="T5"> </text:span><text:span text:style-name="T1">ओर</text:span><text:span text:style-name="T5">[oor:part </text:span><text:span text:style-name="T1">विविध</text:span><text:span text:style-name="T5">[vivid`:</text:span><text:span text:style-name="T3">다양한 </text:span><text:span text:style-name="T1">चीजों</text:span><text:span text:style-name="T5">[cheejon:</text:span><text:span text:style-name="T3">소지품 </text:span><text:span text:style-name="T1">के में</text:span><text:span text:style-name="T5">[mein:of</text:span><text:span text:style-name="T1">।</text:span></text:p>
        </text:list-item>
      </text:list>
      <text:p text:style-name="P1"/>
      <text:p text:style-name="P6">--------------------------------------- closing : 20210209_092028</text:p>
      <text:list xml:id="list8191773947616204258" text:style-name="L25">
        <text:list-item>
          <text:p text:style-name="P54"><text:soft-page-break/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5">1</text:p>
          </table:table-cell>
          <table:table-cell table:style-name="表12.B1" office:value-type="string">
            <text:p text:style-name="P5">C:\WORKS_2\a &amp;&amp; r oj &amp;&amp; g a . &amp;&amp; g c -m "(myself : diary-in-langs) periodical updates" &amp;&amp; e &amp;&amp; p</text:p>
          </table:table-cell>
        </table:table-row>
        <table:table-row>
          <table:table-cell table:style-name="表12.A2">
            <text:p text:style-name="P15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list xml:id="list5370932849442804684" text:style-name="L26">
        <text:list-item>
          <text:p text:style-name="P5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18T14:08:24.20</dc:date>
    <dc:creator>iwabuchi ken</dc:creator>
    <meta:editing-duration>PT8H11M14S</meta:editing-duration>
    <meta:editing-cycles>24</meta:editing-cycles>
    <meta:generator>OpenOffice/4.1.3$Win32 OpenOffice.org_project/413m1$Build-9783</meta:generator>
    <meta:document-statistic meta:table-count="45" meta:image-count="0" meta:object-count="0" meta:page-count="14" meta:paragraph-count="179" meta:word-count="2738" meta:character-count="8451"/>
  </office:meta>
</office:document-meta>
</file>